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 CJK KR" svg:font-family="'Noto Sans CJK K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1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Noto Sans CJK KR1" fo:font-weight="bold" officeooo:rsid="000b4b36" officeooo:paragraph-rsid="000b4b36" style:font-name-asian="Noto Serif CJK SC" style:font-weight-asian="bold" style:font-name-complex="Lohit Devanagari" style:font-weight-complex="bold"/>
    </style:style>
    <style:style style:name="P2" style:family="paragraph" style:parent-style-name="Standard">
      <style:text-properties style:text-position="0% 100%" style:font-name="Noto Sans CJK KR1" fo:font-weight="bold" officeooo:rsid="000c0d4e" officeooo:paragraph-rsid="000c0d4e" style:font-name-asian="Noto Serif CJK SC" style:font-weight-asian="bold" style:font-name-complex="Lohit Devanagari" style:font-weight-complex="bold"/>
    </style:style>
    <style:style style:name="P3" style:family="paragraph" style:parent-style-name="Standard">
      <style:text-properties style:text-position="0% 100%" style:font-name="Noto Sans CJK KR1" fo:font-weight="bold" officeooo:rsid="000cd7b3" officeooo:paragraph-rsid="000cd7b3" style:font-name-asian="Noto Serif CJK SC" style:font-weight-asian="bold" style:font-name-complex="Lohit Devanagari" style:font-weight-complex="bold"/>
    </style:style>
    <style:style style:name="P4" style:family="paragraph" style:parent-style-name="Standard">
      <style:text-properties style:text-position="0% 100%" style:font-name="Noto Sans CJK KR1" fo:font-weight="bold" officeooo:rsid="000b4b36" officeooo:paragraph-rsid="000b4b36" style:font-weight-asian="bold" style:font-weight-complex="bold"/>
    </style:style>
    <style:style style:name="P5" style:family="paragraph" style:parent-style-name="Standard">
      <style:text-properties style:text-position="0% 100%" style:font-name="Noto Sans CJK KR1" fo:font-weight="bold" officeooo:rsid="000cd7b3" officeooo:paragraph-rsid="000cd7b3" style:font-weight-asian="bold" style:font-weight-complex="bold"/>
    </style:style>
    <style:style style:name="P6" style:family="paragraph" style:parent-style-name="Standard">
      <style:text-properties style:text-position="0% 100%" style:font-name="Noto Sans CJK KR1" fo:font-weight="bold" officeooo:rsid="000e0dde" officeooo:paragraph-rsid="000e0dde" style:font-name-asian="Noto Sans CJK KR" style:font-weight-asian="bold" style:font-name-complex="Noto Sans CJK KR" style:font-weight-complex="bold"/>
    </style:style>
    <style:style style:name="P7" style:family="paragraph" style:parent-style-name="Standard">
      <style:text-properties style:text-position="0% 100%" style:font-name="Noto Sans CJK KR1" fo:font-weight="bold" officeooo:rsid="000e0dde" officeooo:paragraph-rsid="000fe538" style:font-name-asian="Noto Sans CJK KR" style:font-weight-asian="bold" style:font-name-complex="Noto Sans CJK KR" style:font-weight-complex="bold"/>
    </style:style>
    <style:style style:name="P8" style:family="paragraph" style:parent-style-name="Standard">
      <style:text-properties style:text-position="0% 100%" style:font-name="Noto Sans CJK KR1" fo:font-weight="bold" officeooo:rsid="000e0dde" officeooo:paragraph-rsid="0010db5c" style:font-name-asian="Noto Sans CJK KR" style:font-weight-asian="bold" style:font-name-complex="Noto Sans CJK KR" style:font-weight-complex="bold"/>
    </style:style>
    <style:style style:name="P9" style:family="paragraph" style:parent-style-name="Standard">
      <style:text-properties style:text-position="0% 100%" style:font-name="Noto Sans CJK KR1" fo:font-weight="bold" officeooo:rsid="000fe538" officeooo:paragraph-rsid="000fe538" style:font-name-asian="Noto Sans CJK KR" style:font-weight-asian="bold" style:font-name-complex="Noto Sans CJK KR" style:font-weight-complex="bold"/>
    </style:style>
    <style:style style:name="P10" style:family="paragraph" style:parent-style-name="Standard">
      <style:text-properties style:text-position="0% 100%" style:font-name="Noto Sans CJK KR1" fo:font-weight="normal" officeooo:rsid="000b4b36" officeooo:paragraph-rsid="000b4b36" style:font-name-asian="Noto Serif CJK SC" style:font-weight-asian="normal" style:font-name-complex="Lohit Devanagari" style:font-weight-complex="normal"/>
    </style:style>
    <style:style style:name="P11" style:family="paragraph" style:parent-style-name="Standard">
      <style:text-properties style:text-position="0% 100%" style:font-name="Noto Sans CJK KR1" fo:font-weight="normal" officeooo:rsid="000b4b36" officeooo:paragraph-rsid="000c0d4e" style:font-name-asian="Noto Sans CJK KR" style:font-weight-asian="normal" style:font-name-complex="Noto Sans CJK KR" style:font-weight-complex="normal"/>
    </style:style>
    <style:style style:name="P12" style:family="paragraph" style:parent-style-name="Standard">
      <style:text-properties style:text-position="0% 100%" style:font-name="Noto Sans CJK KR1" fo:font-weight="normal" officeooo:rsid="000cd7b3" officeooo:paragraph-rsid="000cd7b3" style:font-name-asian="Noto Sans CJK KR" style:font-weight-asian="normal" style:font-name-complex="Noto Sans CJK KR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Noto Sans CJK KR1" fo:font-weight="bold" officeooo:rsid="000b4b36" officeooo:paragraph-rsid="000b4b36" style:font-weight-asian="bold" style:font-weight-complex="bold"/>
    </style:style>
    <style:style style:name="P14" style:family="paragraph" style:parent-style-name="Standard">
      <style:text-properties style:font-name="Noto Sans CJK KR1" fo:font-weight="bold" officeooo:rsid="000b4b36" officeooo:paragraph-rsid="000b4b36" style:font-weight-asian="bold" style:font-weight-complex="bold"/>
    </style:style>
    <style:style style:name="P15" style:family="paragraph" style:parent-style-name="Standard">
      <style:text-properties style:font-name="Noto Sans CJK KR1" officeooo:paragraph-rsid="000c0d4e"/>
    </style:style>
    <style:style style:name="P16" style:family="paragraph" style:parent-style-name="Standard">
      <style:text-properties officeooo:paragraph-rsid="000fe53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538" style:font-weight-asian="normal" style:font-weight-complex="normal"/>
    </style:style>
    <style:style style:name="T3" style:family="text">
      <style:text-properties fo:font-weight="normal" style:font-name-asian="Noto Sans CJK KR" style:font-weight-asian="normal" style:font-name-complex="Noto Sans CJK KR" style:font-weight-complex="normal"/>
    </style:style>
    <style:style style:name="T4" style:family="text">
      <style:text-properties fo:font-weight="normal" style:font-name-asian="Noto Serif CJK SC" style:font-weight-asian="normal" style:font-name-complex="Lohit Devanagari" style:font-weight-complex="normal"/>
    </style:style>
    <style:style style:name="T5" style:family="text">
      <style:text-properties style:text-position="sub 58%" fo:font-weight="normal" style:font-name-asian="Noto Serif CJK SC" style:font-weight-asian="normal" style:font-name-complex="Lohit Devanagari" style:font-weight-complex="normal"/>
    </style:style>
    <style:style style:name="T6" style:family="text">
      <style:text-properties style:text-position="0% 100%" fo:font-weight="normal" style:font-name-asian="Noto Serif CJK SC" style:font-weight-asian="normal" style:font-name-complex="Lohit Devanagari" style:font-weight-complex="normal"/>
    </style:style>
    <style:style style:name="T7" style:family="text">
      <style:text-properties style:text-position="0% 100%" fo:font-weight="normal" officeooo:rsid="000c0d4e" style:font-name-asian="Noto Serif CJK SC" style:font-weight-asian="normal" style:font-name-complex="Lohit Devanagari" style:font-weight-complex="normal"/>
    </style:style>
    <style:style style:name="T8" style:family="text">
      <style:text-properties style:text-position="0% 100%" fo:font-weight="normal" officeooo:rsid="000b4b36" style:font-name-asian="Noto Sans CJK KR" style:font-weight-asian="normal" style:font-name-complex="Noto Sans CJK KR" style:font-weight-complex="normal"/>
    </style:style>
    <style:style style:name="T9" style:family="text">
      <style:text-properties style:text-position="0% 100%" style:font-name-asian="Noto Serif CJK SC" style:font-name-complex="Lohit Devanagari"/>
    </style:style>
    <style:style style:name="T10" style:family="text">
      <style:text-properties style:text-position="0% 100%" fo:font-weight="bold" officeooo:rsid="000b4b36" style:font-name-asian="Noto Serif CJK SC" style:font-weight-asian="bold" style:font-name-complex="Lohit Devanagari" style:font-weight-complex="bold"/>
    </style:style>
    <style:style style:name="T11" style:family="text">
      <style:text-properties style:text-position="0% 100%" style:font-name="Noto Sans CJK KR1" fo:font-weight="bold" officeooo:rsid="000e0dde" style:font-name-asian="Noto Sans CJK KR" style:font-weight-asian="bold" style:font-name-complex="Noto Sans CJK KR" style:font-weight-complex="bold"/>
    </style:style>
    <style:style style:name="T12" style:family="text">
      <style:text-properties style:text-position="0% 100%" style:font-name="Noto Sans CJK KR1" fo:font-weight="bold" officeooo:rsid="000fe538" style:font-name-asian="Noto Sans CJK KR" style:font-weight-asian="bold" style:font-name-complex="Noto Sans CJK KR" style:font-weight-complex="bold"/>
    </style:style>
    <style:style style:name="T13" style:family="text">
      <style:text-properties style:font-name-asian="Noto Serif CJK SC" style:font-name-complex="Lohit Devanagari"/>
    </style:style>
    <style:style style:name="T14" style:family="text">
      <style:text-properties style:font-name="Noto Sans CJK KR" fo:font-weight="normal" officeooo:rsid="000fe538" style:font-name-asian="Noto Sans CJK KR" style:font-weight-asian="normal" style:font-name-complex="Noto Sans CJK KR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opic 2</text:p>
      <text:p text:style-name="P13">Motion in One Dimension</text:p>
      <text:p text:style-name="P13"/>
      <text:p text:style-name="P14">Displacement</text:p>
      <text:p text:style-name="P14"><text:tab/><text:span text:style-name="T1">The displacement </text:span><text:span text:style-name="T3">△</text:span><text:span text:style-name="T4">x of an object is defined as its change in position.</text:span></text:p>
      <text:p text:style-name="P14"><text:span text:style-name="T4"><text:tab/><text:tab/><text:tab/></text:span><text:span text:style-name="T3">△</text:span><text:span text:style-name="T4">x = x</text:span><text:span text:style-name="T5">f</text:span><text:span text:style-name="T6"> – x</text:span><text:span text:style-name="T5">b</text:span></text:p>
      <text:p text:style-name="P1">Average Speed</text:p>
      <text:p text:style-name="P4"><text:span text:style-name="T13"><text:tab/></text:span><text:span text:style-name="T4">The average speed of an object over a given time interval is the length of the path it travels divided by the total elapsed time.</text:span></text:p>
      <text:p text:style-name="P14"><text:span text:style-name="T5"><text:tab/></text:span><text:span text:style-name="T6"><text:tab/></text:span><text:span text:style-name="T9">Average speed = </text:span><text:span text:style-name="T9"><draw:frame draw:style-name="fr2" draw:name="Object1" text:anchor-type="as-char" svg:y="-0.3402in" svg:width="1.0744in" svg:height="0.586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s/></text:span><text:span text:style-name="T6">SI unit: meter per second</text:span></text:p>
      <text:p text:style-name="P8">Instantaneous Speed</text:p>
      <text:p text:style-name="P8"><text:span text:style-name="T6"><text:tab/></text:span><text:span text:style-name="T4">The instantaneous speed of an object, which is a scalar quantity, is defined as the magnitude of the instantaneous velocity.</text:span></text:p>
      <text:p text:style-name="P1"/>
      <text:p text:style-name="P1">Average Velocity</text:p>
      <text:p text:style-name="P4"><text:span text:style-name="T13"><text:tab/></text:span><text:span text:style-name="T4">The Average velocity </text:span><text:span text:style-name="T4"><draw:frame draw:style-name="fr2" draw:name="Object2" text:anchor-type="as-char" svg:y="-0.1874in" svg:width="0.1791in" svg:height="0.28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during a time interval </text:span><text:span text:style-name="T3">△t is the displacement △x divided by <text:s/>△t.</text:span></text:p>
      <text:p text:style-name="P4"><text:span text:style-name="T3"><text:tab/></text:span><text:span text:style-name="T4"><text:tab/></text:span><text:span text:style-name="T4"><draw:frame draw:style-name="fr2" draw:name="Object3" text:anchor-type="as-char" svg:y="-0.1874in" svg:width="0.1791in" svg:height="0.280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=</text:span><text:span text:style-name="T4"><draw:frame draw:style-name="fr2" draw:name="Object4" text:anchor-type="as-char" svg:y="-0.3661in" svg:width="0.978in" svg:height="0.628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 SI unit = meter per second (m/s)</text:span></text:p>
      <text:p text:style-name="P10"/>
      <text:p text:style-name="P2">Instantaneous Velocity</text:p>
      <text:p text:style-name="P15"><text:span text:style-name="T10"><text:tab/></text:span><text:span text:style-name="T7">The instantaneous velocity </text:span><text:span text:style-name="T7"><draw:frame draw:style-name="fr2" draw:name="Object7" text:anchor-type="as-char" svg:y="-0.1874in" svg:width="0.1791in" svg:height="0.2807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7">is the limit of the average velocity as the time interval </text:span><text:span text:style-name="T8"><text:s/></text:span><draw:frame draw:style-name="fr2" draw:name="Object8" text:anchor-type="as-char" svg:y="-0.1874in" svg:width="0.3256in" svg:height="0.2807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8">.</text:span></text:p>
      <text:p text:style-name="P11"/>
      <text:p text:style-name="P6"><text:span text:style-name="T1"/></text:p>
      <text:p text:style-name="P11"/>
      <text:p text:style-name="P3">Average Acceleration<text:tab/></text:p>
      <text:p text:style-name="P5"><text:span text:style-name="T13"><text:tab/></text:span><text:span text:style-name="T4">The average acceleration </text:span><text:span text:style-name="T4"><draw:frame draw:style-name="fr2" draw:name="Object5" text:anchor-type="as-char" svg:y="-0.1874in" svg:width="0.1717in" svg:height="0.2807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">during the time interval </text:span><text:span text:style-name="T3">△</text:span><text:span text:style-name="T4">t is the change in velocity </text:span><text:span text:style-name="T3">△</text:span><text:span text:style-name="T4">v divided by </text:span><text:span text:style-name="T3">△t.</text:span></text:p>
      <text:p text:style-name="P5"><text:span text:style-name="T3"/></text:p>
      <text:p text:style-name="P16"><text:span text:style-name="T11">Instantaneous </text:span><text:span text:style-name="T12">Acceleration</text:span></text:p>
      <text:p text:style-name="P7"><text:span text:style-name="T1"><text:tab/></text:span><text:span text:style-name="T2">The instantaneous acceleration a is the limit of the average acceleration as the time interval </text:span><text:span text:style-name="T14">△t goes to zero:</text:span></text:p>
      <text:p text:style-name="P7"><text:span text:style-name="T14"/></text:p>
      <text:p text:style-name="P7"><text:span text:style-name="T14"><text:tab/><text:tab/><text:tab/></text:span><text:span text:style-name="T14"><draw:frame draw:style-name="fr1" draw:name="Object6" text:anchor-type="as-char" svg:y="-0.3445in" svg:width="0.6402in" svg:height="0.5862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2"><text:tab/></text:p>
      <text:p text:style-name="P9"/>
      <text:p text:style-name="P12"><text:soft-page-break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 CJK KR" svg:font-family="'Noto Sans CJK K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1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5:51:53.011359648</meta:creation-date>
    <dc:date>2023-02-15T07:51:45.161278531</dc:date>
    <meta:editing-duration>PT53M40S</meta:editing-duration>
    <meta:editing-cycles>4</meta:editing-cycles>
    <meta:generator>LibreOffice/6.4.6.2$Linux_X86_64 LibreOffice_project/40$Build-2</meta:generator>
    <meta:document-statistic meta:table-count="0" meta:image-count="0" meta:object-count="8" meta:page-count="2" meta:paragraph-count="22" meta:word-count="163" meta:character-count="969" meta:non-whitespace-character-count="800"/>
  </office:meta>
</office:document-meta>
</file>

<file path=Object 1/content.xml><?xml version="1.0" encoding="utf-8"?>
<math xmlns="http://www.w3.org/1998/Math/MathML" display="block">
  <semantics>
    <mfrac>
      <mrow>
        <mi mathvariant="italic">path</mi>
        <mi mathvariant="italic">length</mi>
      </mrow>
      <mrow>
        <mi mathvariant="italic">elapsed</mi>
        <mi mathvariant="italic">time</mi>
      </mrow>
    </mfrac>
    <annotation encoding="StarMath 5.0">{path length} over {elapsed time} </annotation>
  </semantics>
</math>
</file>

<file path=Object 2/content.xml><?xml version="1.0" encoding="utf-8"?>
<math xmlns="http://www.w3.org/1998/Math/MathML" display="block">
  <semantics>
    <mover accent="true">
      <mi>v</mi>
      <mo>¯</mo>
    </mover>
    <annotation encoding="StarMath 5.0">overline {v} </annotation>
  </semantics>
</math>
</file>

<file path=Object 3/content.xml><?xml version="1.0" encoding="utf-8"?>
<math xmlns="http://www.w3.org/1998/Math/MathML" display="block">
  <semantics>
    <mover accent="true">
      <mi>v</mi>
      <mo>¯</mo>
    </mover>
    <annotation encoding="StarMath 5.0">overline{ v } </annotation>
  </semantics>
</math>
</file>

<file path=Object 4/content.xml><?xml version="1.0" encoding="utf-8"?>
<math xmlns="http://www.w3.org/1998/Math/MathML" display="block">
  <semantics>
    <mrow>
      <mfrac>
        <mrow>
          <mi>△</mi>
          <mi>x</mi>
        </mrow>
        <mrow>
          <mi>△</mi>
          <mi>t</mi>
        </mrow>
      </mfrac>
      <mo stretchy="false">=</mo>
      <mfrac>
        <mrow>
          <msub>
            <mi>x</mi>
            <mi>f</mi>
          </msub>
          <mo stretchy="false">−</mo>
          <msub>
            <mi>x</mi>
            <mi>i</mi>
          </msub>
        </mrow>
        <mrow>
          <msub>
            <mi>t</mi>
            <mi>f</mi>
          </msub>
          <mo stretchy="false">−</mo>
          <msub>
            <mi>t</mi>
            <mi>i</mi>
          </msub>
        </mrow>
      </mfrac>
    </mrow>
    <annotation encoding="StarMath 5.0">{△x} over { △t }  = { x_f - x_i   } over { t_f - t_i }</annotation>
  </semantics>
</math>
</file>

<file path=Object 5/content.xml><?xml version="1.0" encoding="utf-8"?>
<math xmlns="http://www.w3.org/1998/Math/MathML" display="block">
  <semantics>
    <mover accent="true">
      <mi>a</mi>
      <mo>¯</mo>
    </mover>
    <annotation encoding="StarMath 5.0">overline { a }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i>△</mi>
          <mi>v</mi>
        </mrow>
        <mrow>
          <mi>△</mi>
          <mi>t</mi>
        </mrow>
      </mfrac>
    </mrow>
    <annotation encoding="StarMath 5.0">a =  {%Ux25B3 v }over{ %Ux25B3 t}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row>
      <mi>△</mi>
      <mi>t</mi>
    </mrow>
    <annotation encoding="StarMath 5.0">△t</annotation>
  </semantics>
</math>
</file>